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0d387d" officeooo:paragraph-rsid="000d387d"/>
    </style:style>
    <style:style style:name="P2" style:family="paragraph" style:parent-style-name="Standard">
      <style:text-properties fo:language="en" fo:country="US" officeooo:rsid="000dffd2" officeooo:paragraph-rsid="000dff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bios socioeconómicos</text:p>
      <text:p text:style-name="P1">El resurgimiento de la crítica izquierdista, la cual había retrocedido en el período siguiente al XIV Congreso del Partido de 1992, dejó reflejada las tensiones generadas por los rápidos cambios socioeconómicos que ocurrieron luego del viaje al sur de Deng, al igual que lo hicieron las diversas críticas de la nueva izquierda consideradas en el capítulo 4.   La crítica al izquierdismo de Deng y su pedido por un crecimiento económico más rápido no solo trajo la expansión normal de inversión, sino también estimuló, por primera vez, un mercado inmobiliario activo y especulativo.  En 1992, se invirtieron en bienes raíces alrededor de 73 000 millones de yuanes, un 117 % más que en el año anterior.  Para finales del año, había más de 120 00  empresas inmobiliarias, un aumento de 2,4 veces mayor respecto al año anterior.  Estas empresas arrendaron unas 3000 porciones de tierra con una superficie total de 220 00 hectáreas, marcando un aumento 11 veces mayor con respecto a 1991.  Además, se vendieron 428 886 millones de metros cuadrados de viviendas, un aumento del 40 % respecto al año anterior.  Al mismo tiempo, áreas locales continuaron abriendo “zonas de desarrollo” con la esperanza de atraer capital extranjero y sacar ventaja de las lagunas legales en la reglamentación del sector financiero.     Para finales de 1992, se decía que había unas 8000 zonas de desarrollo. Según He Qinglian, la periodista económica y partidista que publicó en 1998 el best seller titulado “The pitfalls of modernization”  (Las trampas de la modernización), el viaje al sur de Deng impulsó la formación de cientos de “sociedades anónimas”. Solo en la provincia de Jiangsu, se crearon más de 200 empresas de este tipo en los 18 meses posteriores al viaje de Deng, y en la provincia de Hebei, el número de sociedades anónimas pasó de un mero 23 a principios de 1992 a 133 al año siguiente. 
 He Qinglian argumenta que el entusiasmo local por crear dichas empresas se debió a que las autoridades locales y los directores de las empresas vieron en el sistema de las sociedades anónimas la manera de sacar ventaja de los activos de propiedad estatal para su propio beneficio.  <text:s/> Los activos de propiedad estatal no solo se perdieron en las empresas nacionales; las joint ventures también compartieron la recompensa.   Ya para 1992, Qinglian sostuvo que las joint ventures habían perdido unos 46 000 millones de yuanes.   He Qinglian denominó a la venta de tierra (la mayoría de las cuales habían sido previamente un activo desvalorado) como “el movimiento de cercamiento” de China, en referencia al movimiento inglés del siglo XVII del mismo nombre.   <text:s/> Según He, el auge del mercado inmobiliario enriqueció a aquellos con contactos a expensas de la gente común, obstruyó la formación de un mecanismo de competencia leal y fomentó una corrupción rampante.  Tal especulación inmobiliaria hizo subir los precios de la tierra e hizo que la vivienda quede fuera del alcance de la mayoría de la gente, lo que causó mucho resentimiento.  Uno de los problemas del auge en el mercado inmobiliario es que fue acrecentado  por una fiebre especulativa que creó una economía especulativa que podría, como un investigador dijo, “desaparecer sin aviso”. Gran parte del dinero invertido provenía de tierras del interior del país utilizando dinero asignado para la compra de grano y dándoles, en cambio, pagarés a los campesinos.<text:s/> De acuerdo con un informe, se desviaron al menos 57 000 millones de yuanes a principios de 1993 a través de préstamos interbancarios a las zonas costeras, donde fue utilizado para la  especulación en el mercado inmobiliario y en el mercado de valores.   Así como un reconocido investigador en el Centro de Investigación del Desarrollo del Consejo de Estado dijo: “Las autoridades locales y los bancos están robándose miles de millones de yuanes para financiar proyectos inmobiliarios. Es por eso que no tienen dinero para pagarle a los campesinos”. Por lo tanto, la especulación en el mercado inmobiliario de la zona costera exacerbó las tensiones en el campo.  
</text:p>
      <text:p text:style-name="P1">La era maoísta había hecho grandes esfuerzos para igualar las diferencias regionales por medio de transferencias de grandes sumas al interior del país y a través de las inversiones masivas e imprudentes en el “Tercer Frente” militar que fueron construidas en el interior del país en caso de que Estados Unidos o la Unión Soviética los invada. La era de Deng revirtió estas políticas deteniendo inversiones a gran escala en el Tercer Frente y reduciendo los pagos por transferencia, lo que le permitió a la “economía natural” de China reafirmarse.  <text:s/> Para seguir adelante, la tendencia natural de la costa este, donde el talento humano, la tecnología, las comunicaciones y el transporte se concentran de manera desproporcionada, se oscureció en un primer momento; tanto por las reformas rurales, lo que aumentó los ingresos de la gran cantidad de agricultores que viven en el interior, y por el lento comienzo de la reforma urbana, especialmente en Shanghái (donde se concentran muchas EPE).  Sin embargo, después de mediados de la década de los 80, los ingresos rurales comenzaron a estancarse, se redujeron las inversiones masivas en las zonas del interior y las TVE a lo largo de la costa este comenzaron a desempeñar un rol cada vez más importante en la economía. En 1992, como se acaba de señalar, la cantidad de dinero circuló hacia la costa este de las zonas del interior con la esperanza de una mayor rentabilidad, alimentando así la burbuja especulativa. At the same time, foreign investment began growing by a large amount. Seemingly all of a sudden, the east coast began to move ahead quickly, and the gap between the coast and the hinterland began to widen noticeably. Much of the <text:soft-page-break/>gap that developed between regions and among citizens was due to the explosive growth of the private economy in this period. Figures on the size of China’s private sector are notoriously difficult to pin down because of the propensity of private entrepreneurs to claim to be collectives or to underreport the size of their business. Nevertheless, even if one looks only at the official figures, it is apparent that China has experienced very rapid growth in this sector in recent years. One might date the growth of a significant private sector from 1987, when the Thirteenth Party Congress declared that the private sector should be “permitted to exist,” and from the revision of the state constitution in March 1988 to legalize the conduct of private business. The number of registered private enterprises more than doubled between 1991 (before Deng’s trip) and 1993 (after the Fourteenth Party Congress), and the amount of registered capital soared from about 12 billion yuan to over 68 billion yuan – more than a 5-fold increase. The rapid expansion of private enterprise, real estate speculation, and stock transactions that followed Deng Xiaoping’s 1992 journey to the south were paralleled by an equally rapid growth of foreign investment in China. Direct foreign investment more than doubled, from $4.6 billion to $11.3 billion, between 1991 and 1992; it then doubled again, to $27.8 billion, in 1993. By the summer of 1996, as elite tensions remained high because of the Taiwan Straits crisis and domestic criticism of reform, a new wave of criticism – this one focusing on the impact of foreign investment – began in the pages of Economic Daily (Jingji ribao), the country’s most authoritative economic paper, which is supervised by the State Council. On June 20, Economic Daily ran a commentator article introducing a series of fifteen articles that in the coming days would take an unusually critical look at the impact of foreign capital on Chinese enterprises. The commentator article argued that the role of foreign investment in China’s economy was growing rapidly: imported capital then accounted for about 20 percent of all investment in fixed assets in China, foreign-invested enterprises (sanzi qiye) accounted for 39 percent of China’s exports, and foreign trade equaled some 40 percent of domestic production; all this suggested a high degree of dependence. Opening up to the outside world was good, the commentator said, “but looking across the various countries of the world, [we see] that opening up definitely cannot be without certain principles and certain limits.” It is important to “pay attention to protecting national industries.” As an accompanying report on joint ventures in China’s beer industry asked, “Must Chinese beer [companies] form so many joint ventures? How much longer can Chinese-produced beer last?” The articles in Economic Daily were undertaken at the paper’s own initiative but with the intention of appealing to Li Peng, who headed the State Council to which the paper was subordinate. Feeling that the assault on China’s policy of opening to the outside could not go unrefuted, economic reformers – including Zhu Rongji – urged People’s Daily to issue an authoritative rebuttal. Thus, on July 16, about a month after Economic Daily launched its series of columns, People’sDaily published a major commentary implicitly refuting the series. The placement of the People’s Daily commentary in the upper left-hand “lead article” space of the front page, endorsed by an “editor’s note,” conveyed the sense of importance that People’s Daily attached to this rebuttal. The obvious – and unusual – public disagreement between Economic Daily and People’s Daily suggests high-level leadership disputes regarding the issue of foreign capital, disputes that would burst into public view three years later when the Chinese leadership finally decided to make the commitments necessary to reach agreement with the United States and other trading partners over China’s accession to the World Trade Organization (see Chapter 7). The dispute in the pages of these two leading dailies clearly reflected the intersection of ideological concerns (as expressed in the various “10,000 character” manifestos and other documents), societal concerns (as expressed by the economic nationalism of various enterprises), and elite politics (as reflected in the differing opinions of the two papers). El incidente además confirmó las bases económicas y sociales del nacionalismo contemporáneo chino y las diferentes respuestas de los líderes de China a las fuerzas económicas internacionales y los cambios sociales en China . Estos cambios dramáticos socioeconómicos han producido una clase social de "nouveau riche" (nuevos ricos). A mediados de 1980 se habló mucho en la prensa china, lo cual resultó ser exagerado, acerca del surgimiento de familias con ingresos de 10 millones de yuans (wanyuanhu): un ingreso casi inimaginable en un período en el que un residente rural promedio ganaba solamente al rededor de 350 yuanes por día. Una década después más o menos, <text:soft-page-break/> había por le menos un millón de familias con ingresos anuales que superaban el millón de yuanes. Este fue un cambio enorme que trajo profundas implicaciones sociales, psicológicas y políticas. De muchas maneras, obviamente, este fue un cambio largo atrasado y saludable que supuestamente marcó la aparición de una clase social media; sin embargo, era todacía bastante pequeña en comparación con la población de China e inluso con su población urbana. No obstante, la nueva clase media, inluyendo la "nouveau riche" que era más próspera, impulsó el nuevo consumerismo de 1990 y, por lo tanto, cambió la naturaleza y rol de la cultura en la sociedad china ya que comenzó a comercializarla y diversificarla. La parte escandalosa de la historia es que a los que les fue bien con esta nueva economía (y a algunos les fue muy bien de verdad) casi siempre parecían tener fuertes conexiones políticas. En algunos casos eran burócratas que se cansaban de la rutina de la oficina y se sumergían en el mar de negocios pero mantenían el contacto con sus colegas que les podían ofrecer aprobaciones importantes o acceso a recursos escasos. Otras veces era parientes de funcionarios públicos que todavía estaban en la oficina. En otras ocasiones eran jefes de empresas que aprovechaban su posición para desviar grandes cantidades de activos estatales a firmas privadas que controlaban directa o indirectamente. A menudo eran parientes de ejecutivos importantes que usaban sus conexiones familiares para acumular grandes cantidades de dinero.</text:p>
      <text:p text:style-name="P1">En otras palabras, la corrupción (la corrupción masiva) formó una gran parte de la historia de la redistribución de ingresos en 1990.</text:p>
      <text:p text:style-name="P1">Este grupo de "nouveau riche" es conocido por un estudio prestigioso como "la clase nunca dejada de lado" (bu luokong jieji) porque cada vez que la sociedad china entraba a una nueva ronda de ajuste en la que los recursos se reacomodaban, este grupo es el que mas se ha beneficiado. El mismo estudio sostiene que este grupo tiene recursos "amplios" (zongtixing) de capital, lo que significa que es capaz de movilizar sus contactos polifacéticos relacionados a la economía y la política para monopolizar las mejores oportunidades. Este es el mismo grupo de gente que He Qinglian describió cuando presentó que, a través de la "mercantilización de las política", los funcionarios (o aquellos que tenían una relación cercana con funcionarios) han dirigido millones de dólares en activos a cuentas privadas, lo cual crea una nueva forma de "acumulación socialista primitiva" que compite con todo lo que Marx y Engels analizaron acerca de la "acumulación socialista primitiva". Ella planteó que parece que China se está dirigiendo no hacia una democracia y capitalismo liberal sino hacia una "alianza del gobierno y la mafia". Estas tendencia socieconómicas se convirtieron rápidamente en una fuente de discontento popular, y los líderes políticos e intelectuales de distintos partidos (tanto la izquierda, como la Nueva izquierda, los populistas y los liberales) contestaron con diagnósticos y prescripciones. Los artículos de izquierda (los "manifiestos de 10 000 palabras") que se citaron previamente estaban destinados a ejercer presión sobre Jiang principalmente desde adentro de los círculos de elite. A pesar de que los cometaristas extranjeros casi nunca toman los comunicados oficiales de la izquierda de forma seria, la evidencia muestra que en mucha ocasiones la izquierda ha sido una fuerza importante en la política de elite. Incluso aunque no haya sido capaz de fijar la agenda política, sí ha podido obstaculizar la creación e implementación de reformas. Esto sucede de esta manera en parte porque la izquierda se identifica a sí misma como defensora de la ortodoxia marxista y por lo tanto es capaz de acusar a los reformistas de estar "alejándose" del Marxismo. Incluso después de dos décadas de reforma, esos cambios todavía producen un impacto porque el Partido no puede deja atrás las ideas del Marxismo sin abandonar todos sus reclamos de legitimidad . It should be noted that many leftists come out of the propaganda system and hence are well versed in the language of Marxism–Leninism. As expert symbol manipulators, they can constrain the actions of the leadership. The left further derives influence from the age and long-term service of many of its leaders. As Party elders, they exert an influence out of proportion to their numbers. It should also be noted that the left champions the interests fear it will hurt their interests. So the left is not devoid of a certain mass base; to the extent that it can tap into the fears of workers facing layoffs and a decline in their social status, it can extend that mass base to certain sectors of the population. Thus, after circulating the first 10,000 character manifesto, leftists went to the northeast – which was experiencing widescale layoffs – and called meetings in factories to explain the content of the article. This pushed the bounds of acceptable political behavior and was soon curtailed. But the threat to Jiang Zemin was real.</text:p>
      <text:p text:style-name="P1"><text:soft-page-break/><text:s/></text:p>
      <text:p text:style-name="P1">The fifth plenum: trying to shape an agenda </text:p>
      <text:p text:style-name="P1">When the Fourteenth Central Committee convened its Fifth Plenum on September 25–28, 1996, there were two items at the top of the agenda.</text:p>
      <text:p text:style-name="P1">The first was the Ninth Five-Year Plan that was to be formally approved by the Fourth session of the Eighth NPC meeting the following spring. As the leadership of the CCP was clearly aware, the inauguration of a new plan presented them with an opportunity to lay out an agenda for where this “third generation” of leadership intended to take China. In other words, if the Fourth Plenary Session the preceding year was marked by political succession, the Fifth Plenum was defined by the effort to lay out, if only in preliminary terms, a program that would define the new generation as distinct from its predecessors. It has often been remarked thatMao’s era was defined by the concentration of power and Deng’s by its dispersion; Mao’s concentration of power is said to have brought to an end a period of domestic disorder and international war while Deng’s devolution of authority unleashed the economic energy that brought a new level of prosperity to the country. The problem of the Jiang Zemin era, as the discussions on neostatism showed, was finding a way that combines centralization and decentralization – or, more precisely, building viable institutions without stifling economic growth. As might be expected, the explanation of the proposal that Li Peng gave to the plenum split the differences among interests and presented a program that was as acceptable as it was vague. The crux of the proposal lay in its affirmation of the critical role played by a limited number of large scale state-owned enterprises; these 1,000 enterprises, which accounted for over 70 percent of the profits and tax payments of all state-owned enterprises, would be strongly supported by the state and would embody the principle of “taking the publicly owned economy as the main component and the state-owned economy as the guiding factor.” Smaller state-owned enterprises were given permission to proceed “more freely” with regard to developing new forms of organization and ownership. The tertiary economy was encouraged to develop freely. What was left vague, however, was an explanation of how large-scale SOEs were to be reformed successfully given that similar efforts over the preceding fifteen years had not been impressive, as well as – and perhaps more importantly – how smaller-scale industries should proceed to reshape themselves. The second issue that dominated the agenda was political leadership. Jiang was trying to consolidate his authority but was obviously still facing considerable difficulty. The left had raised the issue of political direction by circulating the 10,000 character manifestos; the right, then led by NPC Chairman Qiao Shi, was challenging Jiang by emphasizing law and democracy (of the inner-Party sort) and by ignoring calls to support Jiang as the “core.” At the Fifth Plenum, Jiang clearly tacked to the left, at least in ideological terms, by emphasizing the need to “talk politics,” an admonition that seemed to include ideological considerations in the formulation of policy but also emphasized the need for Party discipline. As Jiang told the plenum: I also want to underscore one issue here. Our senior cadres – especially provincial party committee secretaries, provincial governors, ministers, Central Committee members, and members of the CCP Central Committee Politburo – must pay attention to politics. By politics, I mean political direction, political stand, political viewpoints, political discipline, political perception, and political sensitivity . .. .. Can we afford not to pay attention to politics, or can we afford to lower our guard and stop fighting when hostile forces in the West want to “Westernize” (xihua) and “divide” (fenhua) us, and impose their “democracy” and “freedom” on us; and when Lee Teng-hui is bent on promoting “Taiwan independence.” This frank statement suggests the difficulty Jiang Zemin was having in securing the compliance of many of his colleagues as well as Jiang’s need to play the nationalistic card in his warnings of foreign (primarily American) efforts to “Westernize” and “divide” China.</text:p>
      <text:p text:style-name="P2">Buscando un camino intermedio</text:p>
      <text:p text:style-name="P2">Después del Quinto Plenario, a finales de 1995 y comienzos de 1996, Jiang realizó una serie de discursos internos que intentaron distinguir su propio programa de las de sus críticos, tanto los de la izquierda como los de la derecha. Jiang pidió trazar una línea entre el marxismo y el antimarxismo en siete áreas: entre la democracia socialista y la democracia parlamentaria occidental, entre el desarrollo de una economía diversificada con un sector público predominante y  la privatización, entre estudiar lo que se avanzó en Occidente y lo que fue adulado en Occidente, etcétera.  Estas distinciones se pregonaron en una importante serie de artículos de comentaristas realizadas por el periódico PLA Jiefangjun bao entre el 1º de abril y el 6 de mayo de 1996. Uno de los propósitos principales de estos artículos era advertir contra las tendencias derechistas.  En este sentido, eran consistentes con la tendencia conservadora en el comentario político posterior a Tiananmen y su tono conservador puede explicar sus apariciones en el periódico PLA en lugar de en el People’s Daily. Una nota editorial que acompaña al primero de estos ocho artículos declaró que, “[e]n el curso de la apertura al mundo exterior y la reforma estructural de la economía, algunas tendencias del pensamiento social han afectado inevitablemente a las tropas, y el efecto corrosivo sobre los cuadros y tropas de varios tipos de pensamiento corrupto y de la cultura no se deben subestimar”. Ese primer artículo discutió acerca de trazar una línea entre la “democracia socialista” y la “democracia parlamentaria occidental”, denunciando a esta última, pero no obstante pidiendo nuevos esfuerzos para perfeccionar gradualmente a la primera.  La “Democracia”, declaró en su línea de apertura del comentario, “es uno de los objetivos fundamentales por los que nuestro partido siempre ha luchado”. Otros artículos, sin embargo, fueron más abiertamente críticos de la izquierda, incluso cuando defendían la política del partido contra los cargos del derechismo. Por ejemplo, para pedir por patriotismo en el contexto de la apertura al mundo exterior, un artículo afirmaba, en una referencia implícita pero clara a la observación bien conocida de Deng Liqun, que "algunos compañeros creen incluso que cada nuevo bit [fen] que se trae de la inversión extranjera es otro bit del capitalismo”.  52 The most interesting of the commentaries was the final one, which more strongly than its predecessors called for opposing “dogmatism” and “vulgar” Marxism. While Marxism must be upheld, it declared, “without being developed, Marxism would lose its vitality and energy.” It was therefore necessary to “break through dogmatic interpretations of Marxism and erroneous viewpoints that are attributed to Marxism, and break through those judgments and conclusions that practice has already proven to be wrong and that are not appropriate to the new circumstances brought about by change.”53 The most systematic effort to define a middle course and respond to the criticisms of the left came when Xing Bensi, vice-president of the Central Party School, published a long article in People’s Daily. Apparently angered by the silence with which the People’s Daily greeted his speeches–a silence induced perhaps by the inability of top leaders to agree on how to respond – Jiang arranged for the publication of Xing’s article.54 In trying to define what constituted “real” Marxism (and thus refute the left that positioned itself as defender of the faith), Xing argued that a lot had changed since the birth of Marx 150 years ago. Although “some” of the “fundamental principles” (jiben yuanli) of Marxism are still applicable, he said, “indeed a considerable portion of the principles” of Marxism have changed. Xing claimed that there are parts of Marxism that contain universal truth and are still applicable, parts that need to be supplemented, and also parts that are “completely unsuitable for use, which should not be continued and upheld in the present day.”55 Thus, according to Xing: “The criterion for determining the border dividing Marxism and anti-Marxism has to rest on developed Marxism; in present day China the ‘only correct’ criterion for distinguishing Marxism and anti-Marxism is the ‘theory of socialism with Chinese characteristics established by Deng Xiaoping’ – most importantly upholding the ‘one center [economic construction] and two basic points’ [the four cardinal principles and emancipating the mind].” Xing thus juxtaposed “Deng Xiaoping theory” against leftist thought and referred explicitly to the first 10,000 character manifesto when he criticized those who declared that reform had brought about a “new bourgeoisie.” At the same time, Xing defined a “right” that was just as anti-Marxist as the left. Xing cited several manifestations of rightism, including “privatization” and revisionist interpretations of Chinese history that implied that China had taken the wrong road in pursuing the revolutionary path and that it was now necessary to say “farewell to revolution.” This was a reference to the well-known book (discussed in Chapter 3) by prominent philosopher Li Zehou and leading literary critic Liu Zaifu. Although Xing’s criticism of Li and Liu’s book illustrated the need for the Party to respond to intellectual discussions, Xing’s motive here seems to have been to set up a “right” to juxtapose to the “left” of the manifestos. By doing so, Xing could define a “middle course” for Jiang. Xing’s criticism of Farewell to Revolution also served the purpose of warning liberal thinkers <text:soft-page-break/>to hold their peace as Jiang turned his primary attention to warding off the left.56 What Xing Bensi’s long article in Renmin ribao did was to begin staking out a defensible middle ground in China’s political spectrum. In trying to define a middle course, Jiang seemed at once to be taking a leaf from history and trying to sidestep his most serious political dilemma. Chinese politics since Tiananmen, as in many crisis situations, tended to be defined by polarities: one was either for “upholding socialism” or for “bourgeois liberalization.” Taking heed of the fate of his predecessors, Hu Yaobang and Zhao Ziyang, Jiang spent much of his first six years making sure that no one could accuse him of being “lax” on bourgeois liberalization. Indeed, it was this proclivity for caution, if not conservatism, that roused Deng’s ire in 1992. But cautiousness implied impotence. Without differentiating himself from the left, Jiang had neither the ability to tackle the serious problems that plagued the economy nor the freedom to define a “line” of his own. In short, cautiousness meant passivity; Jiang was general secretary, but it was the left that defined the limits to his actions. In contrast, Deng had defined himself and had been able to carry out reform by carving out a “middle course.” Indeed, Deng secured his authority in the post-Cultural Revolution context by abandoning the “struggle between two lines” in favor of a “struggle on two fronts” (that is, both left and right).57 At least in some readings of history, Mao had done the same thing in his battles against “rightist opportunism” (represented by Chen Duxiu) and “leftism” (represented by Wang Ming).58 As Chinese politics had polarized in the late 1980s, it had been increasingly difficult to prevent them from reverting to a struggle between two lines, as indeed the harsh criticism of Zhao Ziyang in the wake of Tiananmen suggested that, to a certain extent, it had. Now, after six years as general secretary and after being able slowly to build up his personal authority, Jiang began his attempt to define a new center. Carving out a middle course, however, is not a simple matter. It needs to be articulated and defended against critics on both the left and the right. Although Xing’s article was a step in this direction, Jiang was not yet prepared to confront directly the disputes wracking the Party. In the spring of 1996, Jiang was clearly tacking to the right, endorsing a new round of reform. In May, Jiang met with the enterprise heads and political leaders from seven provinces, telling them that reform had reached an “extremely critical moment.”59 This was Jiang’s strongest affirmation of reform in the period since he took over as general secretary.60 Nevertheless, by fall, he was again charting a conservative ideological dir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2:31:58.622000000</meta:creation-date>
    <dc:date>2016-09-06T13:03:36.270000000</dc:date>
    <meta:editing-duration>PT7M49S</meta:editing-duration>
    <meta:editing-cycles>3</meta:editing-cycles>
    <meta:generator>LibreOffice/4.4.2.2$Windows_x86 LibreOffice_project/c4c7d32d0d49397cad38d62472b0bc8acff48dd6</meta:generator>
    <meta:document-statistic meta:table-count="0" meta:image-count="0" meta:object-count="0" meta:page-count="6" meta:paragraph-count="11" meta:word-count="4353" meta:character-count="27440" meta:non-whitespace-character-count="23063"/>
  </office:meta>
</office:document-meta>
</file>